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5f0dd" officeooo:paragraph-rsid="0005f0dd"/>
    </style:style>
    <style:style style:name="T1" style:family="text">
      <style:text-properties officeooo:rsid="0006e214"/>
    </style:style>
    <style:style style:name="T2" style:family="text">
      <style:text-properties officeooo:rsid="00072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lestone</text:p>
      <text:p text:style-name="P1">- Preporcessing Data</text:p>
      <text:p text:style-name="P1">- N-Gram model (statistical)</text:p>
      <text:p text:style-name="P1">- N/bi-Gram model (Neural)</text:p>
      <text:p text:style-name="P1">- <text:span text:style-name="T1">Building Attention Transfomer Model</text:span></text:p>
      <text:p text:style-name="P1">- <text:span text:style-name="T2">GPT Shakespea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1T13:37:37.911000000</meta:creation-date>
    <dc:date>2025-07-21T13:46:16.963000000</dc:date>
    <meta:editing-duration>PT8M39S</meta:editing-duration>
    <meta:editing-cycles>3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6" meta:word-count="20" meta:character-count="136" meta:non-whitespace-character-count="122"/>
  </office:meta>
</office:document-meta>
</file>